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7cm" table:align="left"/>
    </style:style>
    <style:style style:name="Tabelle1.A" style:family="table-column">
      <style:table-column-properties style:column-width="4.023cm"/>
    </style:style>
    <style:style style:name="Tabelle1.B" style:family="table-column">
      <style:table-column-properties style:column-width="6.593cm"/>
    </style:style>
    <style:style style:name="Tabelle1.C" style:family="table-column">
      <style:table-column-properties style:column-width="6.384cm"/>
    </style:style>
    <style:style style:name="Tabelle1.A1" style:family="table-cell">
      <style:table-cell-properties style:vertical-align="middle" fo:padding="0.049cm" fo:border="none"/>
    </style:style>
    <style:style style:name="Tabelle2" style:family="table">
      <style:table-properties style:width="14.702cm" table:align="left"/>
    </style:style>
    <style:style style:name="Tabelle2.A" style:family="table-column">
      <style:table-column-properties style:column-width="8.139cm"/>
    </style:style>
    <style:style style:name="Tabelle2.B" style:family="table-column">
      <style:table-column-properties style:column-width="6.563cm"/>
    </style:style>
    <style:style style:name="Tabelle2.A1" style:family="table-cell">
      <style:table-cell-properties style:vertical-align="middle" fo:padding="0.049cm" fo:border="none"/>
    </style:style>
    <style:style style:name="P1" style:family="paragraph" style:parent-style-name="Heading_20_2">
      <style:text-properties fo:color="#000000" loext:opacity="100%" fo:font-size="24pt" officeooo:rsid="0017f36e" officeooo:paragraph-rsid="0017f36e" style:font-size-asian="24pt" style:font-size-complex="24pt"/>
    </style:style>
    <style:style style:name="P2" style:family="paragraph" style:parent-style-name="Heading_20_3">
      <style:paragraph-properties style:writing-mode="lr-tb"/>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style:writing-mode="lr-tb"/>
    </style:style>
    <style:style style:name="P7" style:family="paragraph" style:parent-style-name="Heading_20_2">
      <style:text-properties fo:color="#000000" loext:opacity="100%" fo:font-size="24pt" officeooo:rsid="0017f36e" officeooo:paragraph-rsid="0017f36e" style:font-size-asian="21pt" style:font-size-complex="24pt"/>
    </style:style>
    <style:style style:name="P8" style:family="paragraph" style:parent-style-name="Heading_20_3">
      <style:text-properties officeooo:rsid="000f8943" officeooo:paragraph-rsid="001af592"/>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able_20_Heading">
      <style:text-properties style:font-name="Liberation Serif" fo:font-size="12pt" style:font-size-asian="12pt" style:font-size-complex="12pt"/>
    </style:style>
    <style:style style:name="P15" style:family="paragraph" style:parent-style-name="Table_20_Contents">
      <style:text-properties style:font-name="Liberation Serif" fo:font-size="12pt" style:font-size-asian="12pt" style:font-size-complex="12pt"/>
    </style:style>
    <style:style style:name="P16" style:family="paragraph" style:parent-style-name="Quotations" style:master-page-name="">
      <loext:graphic-properties draw:fill="none"/>
      <style:paragraph-properties fo:margin-left="0cm" fo:margin-right="1cm" fo:margin-top="0cm" fo:margin-bottom="0.499cm" style:contextual-spacing="false" fo:text-indent="0cm" style:auto-text-indent="false" style:page-number="auto" fo:background-color="transparent"/>
    </style:style>
    <style:style style:name="P17" style:family="paragraph" style:parent-style-name="Heading_20_4" style:master-page-name="">
      <loext:graphic-properties draw:fill="none"/>
      <style:paragraph-properties fo:margin-left="0cm" fo:margin-right="0cm" fo:margin-top="0.212cm" fo:margin-bottom="0.212cm" style:contextual-spacing="false" fo:text-indent="0cm" style:auto-text-indent="false" style:page-number="auto" fo:background-color="transparent" fo:keep-with-next="always"/>
    </style:style>
    <style:style style:name="P18" style:family="paragraph" style:parent-style-name="Preformatted_20_Text">
      <style:paragraph-properties fo:margin-left="0cm" fo:margin-right="0cm" fo:margin-top="0cm" fo:margin-bottom="0.499cm" style:contextual-spacing="false" fo:text-indent="0cm" style:auto-text-indent="false" style:writing-mode="lr-tb"/>
      <style:text-properties officeooo:paragraph-rsid="00235292"/>
    </style:style>
    <style:style style:name="P19" style:family="paragraph" style:parent-style-name="Standard">
      <style:paragraph-properties fo:margin-left="0cm" fo:margin-right="0cm" fo:text-indent="0cm" style:auto-text-indent="false" style:writing-mode="lr-tb"/>
    </style:style>
    <style:style style:name="P20" style:family="paragraph" style:parent-style-name="Standard">
      <style:paragraph-properties fo:margin-left="0cm" fo:margin-right="0cm" style:line-height-at-least="0.503cm" fo:text-indent="0cm" style:auto-text-indent="false"/>
      <style:text-properties fo:color="#000000" loext:opacity="100%" style:font-name="Liberation Mono" fo:font-size="10pt" fo:font-weight="normal" fo:background-color="transparent" style:font-size-asian="10pt" style:font-size-complex="10pt"/>
    </style:style>
    <style:style style:name="P21" style:family="paragraph" style:parent-style-name="Standard">
      <style:paragraph-properties style:line-height-at-least="0.503cm"/>
      <style:text-properties fo:color="#000000" loext:opacity="100%" style:font-name="Liberation Mono" fo:font-size="10pt" fo:background-color="transparent" style:font-size-asian="10pt" style:font-size-complex="10pt"/>
    </style:style>
    <style:style style:name="P22" style:family="paragraph" style:parent-style-name="Standard">
      <style:paragraph-properties fo:margin-left="0cm" fo:margin-right="0cm" style:line-height-at-least="0.503cm" fo:text-indent="0cm" style:auto-text-indent="false"/>
      <style:text-properties fo:color="#000000" loext:opacity="100%" style:font-name="Liberation Mono" fo:font-size="10pt" fo:font-weight="normal" officeooo:paragraph-rsid="0024618f" fo:background-color="transparent" style:font-size-asian="10pt" style:font-size-complex="10pt"/>
    </style:style>
    <style:style style:name="P23" style:family="paragraph" style:parent-style-name="Standard">
      <style:paragraph-properties fo:margin-left="0cm" fo:margin-right="0cm" style:line-height-at-least="0.503cm" fo:text-indent="0cm" style:auto-text-indent="false"/>
      <style:text-properties fo:color="#000000" loext:opacity="100%" style:font-name="Liberation Mono" fo:font-size="10pt" officeooo:paragraph-rsid="0024618f" fo:background-color="transparent" style:font-size-asian="10pt" style:font-size-complex="10pt"/>
    </style:style>
    <style:style style:name="P24" style:family="paragraph" style:parent-style-name="Preformatted_20_Text">
      <style:paragraph-properties fo:margin-left="0cm" fo:margin-right="0cm" fo:text-indent="0cm" style:auto-text-indent="false" style:writing-mode="lr-tb"/>
    </style:style>
    <style:style style:name="P25" style:family="paragraph" style:parent-style-name="Text_20_body">
      <style:text-properties officeooo:rsid="000f8943" officeooo:paragraph-rsid="001af592"/>
    </style:style>
    <style:style style:name="P26" style:family="paragraph" style:parent-style-name="Heading_20_2">
      <style:text-properties officeooo:paragraph-rsid="0017f36e"/>
    </style:style>
    <style:style style:name="P27" style:family="paragraph" style:parent-style-name="Text_20_body" style:list-style-name="L9"/>
    <style:style style:name="P28" style:family="paragraph" style:parent-style-name="Preformatted_20_Text">
      <style:paragraph-properties style:writing-mode="lr-tb"/>
    </style:style>
    <style:style style:name="P29" style:family="paragraph" style:parent-style-name="Standard">
      <style:paragraph-properties style:writing-mode="lr-tb"/>
    </style:style>
    <style:style style:name="P30" style:family="paragraph" style:parent-style-name="Standard">
      <style:paragraph-properties style:line-height-at-least="0.503cm"/>
      <style:text-properties fo:color="#000000" loext:opacity="100%" style:font-name="Liberation Serif" fo:font-size="12pt" fo:background-color="transparent" style:font-size-asian="12pt" style:font-size-complex="12pt"/>
    </style:style>
    <style:style style:name="P31" style:family="paragraph" style:parent-style-name="Standard">
      <style:paragraph-properties style:line-height-at-least="0.503cm"/>
      <style:text-properties fo:color="#000000" loext:opacity="100%" style:font-name="Liberation Mono" fo:font-size="10pt" officeooo:rsid="002630e9" officeooo:paragraph-rsid="002630e9" fo:background-color="transparent" style:font-size-asian="10pt" style:font-size-complex="10pt"/>
    </style:style>
    <style:style style:name="P32" style:family="paragraph" style:parent-style-name="Text_20_body" style:list-style-name="L10"/>
    <style:style style:name="P33" style:family="paragraph" style:parent-style-name="Text_20_body" style:list-style-name="L11">
      <style:text-properties officeooo:paragraph-rsid="002983c7"/>
    </style:style>
    <style:style style:name="P34" style:family="paragraph" style:parent-style-name="Text_20_body" style:list-style-name="L11"/>
    <style:style style:name="T1" style:family="text">
      <style:text-properties officeooo:rsid="001af592"/>
    </style:style>
    <style:style style:name="T2" style:family="text">
      <style:text-properties fo:color="#000000" loext:opacity="100%" officeooo:rsid="001af592"/>
    </style:style>
    <style:style style:name="T3" style:family="text">
      <style:text-properties officeooo:rsid="002239cf"/>
    </style:style>
    <style:style style:name="T4" style:family="text">
      <style:text-properties style:font-name="Liberation Serif" fo:font-size="12pt" style:font-size-asian="12pt" style:font-size-complex="12pt"/>
    </style:style>
    <style:style style:name="T5" style:family="text">
      <style:text-properties officeooo:rsid="00235292"/>
    </style:style>
    <style:style style:name="T6" style:family="text">
      <style:text-properties fo:color="#000000" loext:opacity="100%" style:font-name="Liberation Mono" fo:font-size="10pt" fo:font-weight="normal" fo:background-color="transparent" loext:char-shading-value="0" style:font-size-asian="10pt" style:font-size-complex="10pt"/>
    </style:style>
    <style:style style:name="T7" style:family="text">
      <style:text-properties style:font-name="Liberation Serif" fo:font-size="12pt" officeooo:rsid="002239cf" style:font-size-asian="12pt" style:font-size-complex="12pt"/>
    </style:style>
    <style:style style:name="T8" style:family="text">
      <style:text-properties style:font-name="Liberation Serif" fo:font-size="12pt" officeooo:rsid="00235292" style:font-size-asian="12pt" style:font-size-complex="12pt"/>
    </style:style>
    <style:style style:name="T9" style:family="text">
      <style:text-properties fo:font-weight="normal"/>
    </style:style>
    <style:style style:name="T10" style:family="text">
      <style:text-properties fo:font-weight="normal" officeooo:rsid="0024618f"/>
    </style:style>
    <style:style style:name="T11" style:family="text">
      <style:text-properties fo:color="#000000" loext:opacity="100%" fo:font-size="24pt" officeooo:rsid="001c1a98" style:font-size-asian="24pt" style:font-size-complex="24pt"/>
    </style:style>
    <style:style style:name="T12" style:family="text">
      <style:text-properties fo:color="#000000" loext:opacity="100%" fo:font-size="24pt" officeooo:rsid="0017f36e" style:font-size-asian="24pt" style:font-size-complex="24pt"/>
    </style:style>
    <style:style style:name="T13" style:family="text">
      <style:text-properties fo:color="#000000" loext:opacity="100%" fo:font-size="24pt" officeooo:rsid="001c39e5" style:font-size-asian="24pt" style:font-size-complex="24pt"/>
    </style:style>
    <style:style style:name="T14" style:family="text">
      <style:text-properties fo:color="#000000" loext:opacity="100%" style:font-name="Liberation Serif" fo:font-size="12pt" officeooo:rsid="0017f36e" fo:background-color="transparent" loext:char-shading-value="0" style:font-size-asian="12pt" style:font-size-complex="12pt"/>
    </style:style>
    <style:style style:name="T15" style:family="text">
      <style:text-properties officeooo:rsid="0024f074"/>
    </style:style>
    <style:style style:name="T16" style:family="text">
      <style:text-properties fo:color="#000000" loext:opacity="100%" style:font-name="Liberation Mono" fo:font-size="10pt" fo:font-weight="normal" officeooo:rsid="0025d435" fo:background-color="transparent" loext:char-shading-value="0" style:font-size-asian="10pt" style:font-size-complex="10pt"/>
    </style:style>
    <style:style style:name="T17" style:family="text">
      <style:text-properties officeooo:rsid="0025d435"/>
    </style:style>
    <style:style style:name="T18" style:family="text">
      <style:text-properties officeooo:rsid="002630e9"/>
    </style:style>
    <style:style style:name="T19" style:family="text">
      <style:text-properties officeooo:rsid="0027e890"/>
    </style:style>
    <style:style style:name="T20" style:family="text">
      <style:text-properties officeooo:rsid="0026d8c3"/>
    </style:style>
    <style:style style:name="T21" style:family="text">
      <style:text-properties officeooo:rsid="00282b50"/>
    </style:style>
    <style:style style:name="T22" style:family="text">
      <style:text-properties fo:color="#000000" loext:opacity="100%" style:font-name="Liberation Mono" fo:font-size="10pt" fo:background-color="transparent" loext:char-shading-value="0" style:font-size-asian="10pt" style:font-size-complex="10pt"/>
    </style:style>
    <style:style style:name="T23" style:family="text">
      <style:text-properties fo:color="#000000" loext:opacity="100%" fo:font-size="24pt" style:font-size-asian="24pt" style:font-size-complex="24pt"/>
    </style:style>
    <style:style style:name="T24" style:family="text">
      <style:text-properties officeooo:rsid="001c39e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nleitung zur Entwicklung und Implementierung von Small Language Models (SLMs) mit Ollama für Cybersecurity-Anwendungen</text:h>
      <text:h text:style-name="P1" text:outline-level="2"><text:span text:style-name="T1">I.</text:span> Grundlagen</text:h>
      <text:h text:style-name="P2" text:outline-level="3">1. Einführung: Warum SLMs für Cybersecurity?</text:h>
      <text:p text:style-name="Text_20_body">Small Language Models (SLMs) sind kompakte KI-Modelle, die speziell für Aufgaben mit begrenztem Kontext entwickelt wurden. Im Vergleich zu großen Sprachmodellen (LLMs) zeichnen sie sich durch:</text:p>
      <text:list text:style-name="L1">
        <text:list-item>
          <text:p text:style-name="P3"><text:span text:style-name="Strong_20_Emphasis">geringen Ressourcenverbrauch</text:span> (CPU-fähig, lokal einsetzbar),</text:p>
        </text:list-item>
        <text:list-item>
          <text:p text:style-name="P3"><text:span text:style-name="Strong_20_Emphasis">schnelle Inferenzzeiten</text:span> (niedrige Latenz, auch bei Serienauswertung),</text:p>
        </text:list-item>
        <text:list-item>
          <text:p text:style-name="P3"><text:span text:style-name="Strong_20_Emphasis">datenschutzfreundlichen Einsatz</text:span> (Verarbeitung sensibler Daten ohne Cloud),</text:p>
        </text:list-item>
        <text:list-item>
          <text:p text:style-name="P3"><text:span text:style-name="Strong_20_Emphasis">einfaches Prompt-Tuning ohne Feintuning-Infrastruktur</text:span><text:line-break/>aus.</text:p>
        </text:list-item>
      </text:list>
      <text:p text:style-name="Text_20_body">Für den Einsatz im Bereich der Cybersicherheit eignen sich SLMs insbesondere dort, wo:</text:p>
      <text:list text:style-name="L2">
        <text:list-item>
          <text:p text:style-name="P4"><text:span text:style-name="Strong_20_Emphasis">Textdaten analysiert oder klassifiziert</text:span> werden müssen (z. B. E-Mails, Logzeilen, CVEs),</text:p>
        </text:list-item>
        <text:list-item>
          <text:p text:style-name="P4"><text:span text:style-name="Strong_20_Emphasis">kontextsensitive Entscheidungen</text:span> erforderlich sind (z. B. SOC-Ticket-Triage),</text:p>
        </text:list-item>
        <text:list-item>
          <text:p text:style-name="P4"><text:span text:style-name="Strong_20_Emphasis">kein Cloud-Zugriff erlaubt</text:span> oder gewünscht ist.</text:p>
        </text:list-item>
      </text:list>
      <text:p text:style-name="Text_20_body">Gerade in kleinen IT-Teams oder KMU, die keine umfassenden SIEM- oder XDR-Lösungen betreiben, ermöglichen SLMs eine neue Form der intelligenten Assistenz bei sicherheitsrelevanten Routineaufgaben.</text:p>
      <text:h text:style-name="Heading_20_3" text:outline-level="3">2. Typische Anwendungsbereiche</text:h>
      <text:p text:style-name="Text_20_body">Folgende Use Cases sind besonders gut geeignet für SLM-basierte Analysen:</text:p>
      <text:list text:style-name="L3">
        <text:list-item>
          <text:p text:style-name="P5"><text:span text:style-name="Strong_20_Emphasis">Phishing-Erkennung und -Bewertung</text:span> in E-Mails oder Supportanfragen</text:p>
        </text:list-item>
        <text:list-item>
          <text:p text:style-name="P5"><text:span text:style-name="Strong_20_Emphasis">Analyse von Logdateien</text:span> (z. B. verdächtige Login-Vorgänge, Fehlercodes)</text:p>
        </text:list-item>
        <text:list-item>
          <text:p text:style-name="P5"><text:span text:style-name="Strong_20_Emphasis">Triage von Tickets oder Incidents</text:span> (z. B. SOC- oder Helpdesk-Umgebungen)</text:p>
        </text:list-item>
        <text:list-item>
          <text:p text:style-name="P5"><text:span text:style-name="Strong_20_Emphasis">Klassifikation und Priorisierung von CVEs</text:span> (Common Vulnerabilities and Exposures)</text:p>
        </text:list-item>
        <text:list-item>
          <text:p text:style-name="P5"><text:span text:style-name="Strong_20_Emphasis">Extraktion sicherheitsrelevanter Informationen</text:span> aus unstrukturiertem Text</text:p>
        </text:list-item>
        <text:list-item>
          <text:p text:style-name="P5"><text:span text:style-name="Strong_20_Emphasis">Unterstützung bei der Dokumentation</text:span> sicherheitsrelevanter Prozesse</text:p>
        </text:list-item>
      </text:list>
      <text:p text:style-name="Text_20_body">Diese Szenarien zeichnen sich durch klare Eingaben, domänenspezifischen Kontext und hohe Wiederholbarkeit aus – ideale Bedingungen für den Einsatz kleiner Sprachmodelle.</text:p>
      <text:p text:style-name="P6"><text:soft-page-break/></text:p>
      <text:h text:style-name="P7" text:outline-level="2"><text:span text:style-name="T1">II.</text:span> Voraussetzungen</text:h>
      <text:h text:style-name="P8" text:outline-level="3"><text:span text:style-name="Strong_20_Emphasis"><text:span text:style-name="T2">1. Python-Umgebung und Ollama als technische Basis</text:span></text:span></text:h>
      <text:p text:style-name="Text_20_body">Die Entwicklung und Integration eines Small Language Models (SLM) in eine Cybersecurity-Anwendung setzt eine geeignete Entwicklungsumgebung voraus. Zwei zentrale Bestandteile sind dabei:</text:p>
      <text:h text:style-name="Heading_20_4" text:outline-level="4"><text:span text:style-name="Strong_20_Emphasis">a) Python ab Version 3.10</text:span></text:h>
      <text:p text:style-name="Text_20_body">Python ist die Grundlage für die Scripting-Logik und API-Integration. Es wird verwendet, um:</text:p>
      <text:list text:style-name="L4">
        <text:list-item>
          <text:p text:style-name="P9">Prompts und Aufgaben automatisiert an das Modell zu übermitteln,</text:p>
        </text:list-item>
        <text:list-item>
          <text:p text:style-name="P9">Ausgaben zu analysieren und weiterzuverarbeiten (z. B. in einem Filter- oder Analyse-Skript),</text:p>
        </text:list-item>
        <text:list-item>
          <text:p text:style-name="P9">das SLM in bestehende Sicherheitslösungen (z. B. Mailserver, SIEM, Logparser) einzubetten.</text:p>
        </text:list-item>
      </text:list>
      <text:p text:style-name="Text_20_body"><text:span text:style-name="Strong_20_Emphasis">Empfohlen:</text:span></text:p>
      <text:list text:style-name="L5">
        <text:list-item>
          <text:p text:style-name="P10">Verwende Python ≥ 3.10</text:p>
        </text:list-item>
        <text:list-item>
          <text:p text:style-name="P10">Installiere <text:span text:style-name="T3">optimal miniconda/anaconda oder eine gleichwertige virtuelle Umgebung</text:span></text:p>
        </text:list-item>
      </text:list>
      <text:h text:style-name="Heading_20_4" text:outline-level="4"><text:span text:style-name="Strong_20_Emphasis">b) Ollama – lokale Plattform für SLMs</text:span></text:h>
      <text:p text:style-name="Text_20_body">Ollama stellt eine lokal lauffähige Umgebung für den Betrieb von SLMs bereit. Die Plattform ermöglicht:</text:p>
      <text:list text:style-name="L6">
        <text:list-item>
          <text:p text:style-name="P11">das Laden und Verwalten quantisierter Modelle,</text:p>
        </text:list-item>
        <text:list-item>
          <text:p text:style-name="P11">die Ausführung von Inferenz lokal (ohne Cloud),</text:p>
        </text:list-item>
        <text:list-item>
          <text:p text:style-name="P11">den Zugriff über eine REST-API oder Kommandozeile.</text:p>
        </text:list-item>
      </text:list>
      <text:p text:style-name="Text_20_body"><text:span text:style-name="Strong_20_Emphasis">Vorteile für die Cybersecurity-Nutzung:</text:span></text:p>
      <text:list text:style-name="L7">
        <text:list-item>
          <text:p text:style-name="P12">Keine Datenübertragung an Dritte</text:p>
        </text:list-item>
        <text:list-item>
          <text:p text:style-name="P12">Schnelle Reaktionszeiten durch lokale Latenz</text:p>
        </text:list-item>
        <text:list-item>
          <text:p text:style-name="P12">Gute Integration in bestehende Tools über HTTP-API</text:p>
        </text:list-item>
      </text:list>
      <text:p text:style-name="Text_20_body"><text:span text:style-name="Strong_20_Emphasis">Installation Ollama:</text:span></text:p>
      <text:list text:style-name="L8">
        <text:list-item>
          <text:p text:style-name="P13">Lade den Installer herunter:<text:line-break/><text:a xlink:type="simple" xlink:href="https://ollama.com/download" office:target-frame-name="_new" xlink:show="replace" text:style-name="Internet_20_link" text:visited-style-name="Visited_20_Internet_20_Link">https://ollama.com/download</text:a></text:p>
        </text:list-item>
      </text:list>
      <text:h text:style-name="Heading_20_3" text:outline-level="3"><text:span text:style-name="Strong_20_Emphasis">2.2 Modellbereitstellung und -verwendung mit Ollama</text:span></text:h>
      <text:p text:style-name="Text_20_body">Nach erfolgreicher Installation kann Ollama genutzt werden, um passende SLMs zu laden und lokal bereitzustellen.</text:p>
      <text:h text:style-name="Heading_20_4" text:outline-level="4"><text:soft-page-break/><text:span text:style-name="Strong_20_Emphasis">a) Modell auswählen und laden</text:span></text:h>
      <text:p text:style-name="Text_20_body">Ollama bietet Zugriff auf eine Vielzahl an Modellen über einfache Befehle. Die Auswahl hängt von Anwendungsfall, Hardware und Zielsetzung ab. Hier eine beispielhafte Auswahl:</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14">Modell</text:p>
            </table:table-cell>
            <table:table-cell table:style-name="Tabelle1.A1" office:value-type="string">
              <text:p text:style-name="P14">Befehl zum Laden</text:p>
            </table:table-cell>
            <table:table-cell table:style-name="Tabelle1.A1" office:value-type="string">
              <text:p text:style-name="P14">Beschreibung</text:p>
            </table:table-cell>
          </table:table-row>
        </table:table-header-rows>
        <table:table-row>
          <table:table-cell table:style-name="Tabelle1.A1" office:value-type="string">
            <text:p text:style-name="Table_20_Contents"><text:span text:style-name="Source_20_Text"><text:span text:style-name="T4">neural-chat</text:span></text:span></text:p>
          </table:table-cell>
          <table:table-cell table:style-name="Tabelle1.A1" office:value-type="string">
            <text:p text:style-name="Table_20_Contents"><text:span text:style-name="Source_20_Text"><text:span text:style-name="T4">ollama pull neural-chat</text:span></text:span></text:p>
          </table:table-cell>
          <table:table-cell table:style-name="Tabelle1.A1" office:value-type="string">
            <text:p text:style-name="P15">Stabil, CPU-freundlich, Intel optimiert</text:p>
          </table:table-cell>
        </table:table-row>
        <table:table-row>
          <table:table-cell table:style-name="Tabelle1.A1" office:value-type="string">
            <text:p text:style-name="Table_20_Contents"><text:span text:style-name="Source_20_Text"><text:span text:style-name="T4">stablelm-zephyr</text:span></text:span></text:p>
          </table:table-cell>
          <table:table-cell table:style-name="Tabelle1.A1" office:value-type="string">
            <text:p text:style-name="Table_20_Contents"><text:span text:style-name="Source_20_Text"><text:span text:style-name="T4">ollama pull stablelm-zephyr</text:span></text:span></text:p>
          </table:table-cell>
          <table:table-cell table:style-name="Tabelle1.A1" office:value-type="string">
            <text:p text:style-name="P15">Sehr gute Sprachverarbeitung</text:p>
          </table:table-cell>
        </table:table-row>
        <table:table-row>
          <table:table-cell table:style-name="Tabelle1.A1" office:value-type="string">
            <text:p text:style-name="Table_20_Contents"><text:span text:style-name="Source_20_Text"><text:span text:style-name="T4">llama2:7b</text:span></text:span></text:p>
          </table:table-cell>
          <table:table-cell table:style-name="Tabelle1.A1" office:value-type="string">
            <text:p text:style-name="Table_20_Contents"><text:span text:style-name="Source_20_Text"><text:span text:style-name="T4">ollama pull llama2:7b</text:span></text:span></text:p>
          </table:table-cell>
          <table:table-cell table:style-name="Tabelle1.A1" office:value-type="string">
            <text:p text:style-name="P15">Leistungsstark, benötigt mehr RAM</text:p>
          </table:table-cell>
        </table:table-row>
        <table:table-row>
          <table:table-cell table:style-name="Tabelle1.A1" office:value-type="string">
            <text:p text:style-name="Table_20_Contents"><text:span text:style-name="Source_20_Text"><text:span text:style-name="T4">phi3:mini</text:span></text:span></text:p>
          </table:table-cell>
          <table:table-cell table:style-name="Tabelle1.A1" office:value-type="string">
            <text:p text:style-name="Table_20_Contents"><text:span text:style-name="Source_20_Text"><text:span text:style-name="T4">ollama pull phi3:mini</text:span></text:span></text:p>
          </table:table-cell>
          <table:table-cell table:style-name="Tabelle1.A1" office:value-type="string">
            <text:p text:style-name="P15">Klein, schnell, eingeschränktes Wissen</text:p>
          </table:table-cell>
        </table:table-row>
        <table:table-row>
          <table:table-cell table:style-name="Tabelle1.A1" office:value-type="string">
            <text:p text:style-name="Table_20_Contents"><text:span text:style-name="Source_20_Text"><text:span text:style-name="T4">mistral</text:span></text:span></text:p>
          </table:table-cell>
          <table:table-cell table:style-name="Tabelle1.A1" office:value-type="string">
            <text:p text:style-name="Table_20_Contents"><text:span text:style-name="Source_20_Text"><text:span text:style-name="T4">ollama pull mistral</text:span></text:span></text:p>
          </table:table-cell>
          <table:table-cell table:style-name="Tabelle1.A1" office:value-type="string">
            <text:p text:style-name="P15">Kompakt, vielseitig, sehr beliebt</text:p>
          </table:table-cell>
        </table:table-row>
      </table:table>
      <text:p text:style-name="P16"><text:span text:style-name="Strong_20_Emphasis">Hinweis:</text:span> Die Modelle werden beim ersten Pull automatisch heruntergeladen (~1–4 GB je nach Modellgröße).</text:p>
      <text:h text:style-name="P17" text:outline-level="4"><text:span text:style-name="Strong_20_Emphasis">b) Modell ausführen (serve)</text:span></text:h>
      <text:p text:style-name="Text_20_body">Sobald ein Modell geladen ist, kann es entweder direkt über die Kommandozeile genutzt oder über die REST-API angesprochen werden:</text:p>
      <text:p text:style-name="Text_20_body"><text:span text:style-name="Strong_20_Emphasis">Beispiel CLI-Nutzung:</text:span></text:p>
      <text:p text:style-name="P18"><text:span text:style-name="Source_20_Text">ollama run neural-chat</text:span></text:p>
      <text:p text:style-name="P18"><text:span text:style-name="Strong_20_Emphasis">Nutzung in Python (</text:span><text:span text:style-name="Strong_20_Emphasis"><text:span text:style-name="T5">über langchain_ollama</text:span></text:span><text:span text:style-name="Strong_20_Emphasis">):</text:span></text:p>
      <text:p text:style-name="Preformatted_20_Text"/>
      <text:p text:style-name="P19"><text:span text:style-name="Source_20_Text"><text:span text:style-name="T6">from langchain_ollama import OllamaLLM</text:span></text:span></text:p>
      <text:p text:style-name="P20">from langchain_core.prompts import ChatPromptTemplate</text:p>
      <text:p text:style-name="P20"/>
      <text:p text:style-name="P20"># Initialisiere das LLM</text:p>
      <text:p text:style-name="P20">model = OllamaLLM(model="neural-chat")</text:p>
      <text:p text:style-name="P21"/>
      <text:p text:style-name="P20"># Parser für strukturierte JSON-Antworten</text:p>
      <text:p text:style-name="P20">parser = JsonOutputParser()</text:p>
      <text:p text:style-name="P21"/>
      <text:p text:style-name="P20"># Prompt-Vorlage mit JSON-Erwartung</text:p>
      <text:p text:style-name="P20">prompt = ChatPromptTemplate.from_messages([</text:p>
      <text:p text:style-name="P20">("system", "<text:span text:style-name="T7">&lt;</text:span><text:span text:style-name="T8">Kontext</text:span><text:span text:style-name="T7">&gt;</text:span>"),<text:tab/><text:tab/><text:tab/><text:tab/><text:tab/>&lt;--- <text:span text:style-name="T5">Kontext für das Modell </text:span></text:p>
      <text:p text:style-name="P22">("human", """</text:p>
      <text:p text:style-name="P23"><text:span text:style-name="T9"><text:tab/>&lt;</text:span><text:span text:style-name="T10">Prompt</text:span><text:span text:style-name="T9">&gt; <text:s text:c="38"/>&lt;--- </text:span><text:span text:style-name="T10">Prompt für das Modell</text:span></text:p>
      <text:p text:style-name="P22">""")</text:p>
      <text:p text:style-name="P20">])</text:p>
      <text:p text:style-name="P20"/>
      <text:p text:style-name="P24"><text:span text:style-name="Source_20_Text"/></text:p>
      <text:p text:style-name="Text_20_body">Ollama verarbeitet Prompts dabei sequentiell und liefert eine Textantwort zurück – ideal für die Integration in Skripte oder automatisierte Prüfprozesse.</text:p>
      <text:h text:style-name="Heading_20_4" text:outline-level="4"><text:span text:style-name="Strong_20_Emphasis">c) Modellwahl in der Praxis</text:span></text:h>
      <text:p text:style-name="Text_20_body">Die richtige Modellwahl hängt vom jeweiligen Sicherheitsanwendungsfall ab:<text:span text:style-name="T4"/></text:p>
      <table:table table:name="Tabelle2" table:style-name="Tabelle2">
        <table:table-column table:style-name="Tabelle2.A"/>
        <table:table-column table:style-name="Tabelle2.B"/>
        <table:table-header-rows>
          <text:soft-page-break/>
          <table:table-row>
            <table:table-cell table:style-name="Tabelle2.A1" office:value-type="string">
              <text:p text:style-name="P14">Zielsetzung</text:p>
            </table:table-cell>
            <table:table-cell table:style-name="Tabelle2.A1" office:value-type="string">
              <text:p text:style-name="P14">Modellempfehlung</text:p>
            </table:table-cell>
          </table:table-row>
        </table:table-header-rows>
        <table:table-row>
          <table:table-cell table:style-name="Tabelle2.A1" office:value-type="string">
            <text:p text:style-name="P15">E-Mail/Phishing-Analyse</text:p>
          </table:table-cell>
          <table:table-cell table:style-name="Tabelle2.A1" office:value-type="string">
            <text:p text:style-name="Table_20_Contents"><text:span text:style-name="Source_20_Text"><text:span text:style-name="T4">neural-chat</text:span></text:span><text:span text:style-name="T4"> oder </text:span><text:span text:style-name="Source_20_Text"><text:span text:style-name="T4">mistral</text:span></text:span></text:p>
          </table:table-cell>
        </table:table-row>
        <table:table-row>
          <table:table-cell table:style-name="Tabelle2.A1" office:value-type="string">
            <text:p text:style-name="P15">Logauswertung oder CVE-Klassifikation</text:p>
          </table:table-cell>
          <table:table-cell table:style-name="Tabelle2.A1" office:value-type="string">
            <text:p text:style-name="Table_20_Contents"><text:span text:style-name="Source_20_Text"><text:span text:style-name="T4">stablelm-zephyr</text:span></text:span><text:span text:style-name="T4"> oder </text:span><text:span text:style-name="Source_20_Text"><text:span text:style-name="T4">llama2</text:span></text:span></text:p>
          </table:table-cell>
        </table:table-row>
        <table:table-row>
          <table:table-cell table:style-name="Tabelle2.A1" office:value-type="string">
            <text:p text:style-name="P15">CPU-beschränkte Umgebung, schnelle Checks</text:p>
          </table:table-cell>
          <table:table-cell table:style-name="Tabelle2.A1" office:value-type="string">
            <text:p text:style-name="Table_20_Contents"><text:span text:style-name="Source_20_Text"><text:span text:style-name="T4">phi3:mini</text:span></text:span><text:span text:style-name="T4"> oder </text:span><text:span text:style-name="Source_20_Text"><text:span text:style-name="T4">tinyllama</text:span></text:span></text:p>
          </table:table-cell>
        </table:table-row>
      </table:table>
      <text:p text:style-name="Text_20_body"><text:span text:style-name="Strong_20_Emphasis"><text:span text:style-name="T4">Tipp:</text:span></text:span><text:span text:style-name="T4"> Teste verschiedene Modelle mit identischen Prompts und vergleiche die Antworten</text:span>. Dies hilft bei der Auswahl des stabilsten und verständlichsten Outputs für deine konkrete Aufgabe.</text:p>
      <text:p text:style-name="P25"><text:span text:style-name="T2"/></text:p>
      <text:h text:style-name="P26" text:outline-level="2"><text:span text:style-name="T11">III.</text:span><text:span text:style-name="T12"> </text:span><text:span text:style-name="T13">Umsetzung</text:span></text:h>
      <text:p text:style-name="Text_20_body"><text:span text:style-name="Source_20_Text"><text:span text:style-name="T14">Dieses Kapitel beschreibt den praktischen Ablauf von der Auswahl eines konkreten Use Cases bis zur Ausführung der Analyse mit einem Small Language Model (SLM) über </text:span></text:span><text:span text:style-name="Source_20_Text"><text:span text:style-name="Strong_20_Emphasis"><text:span text:style-name="T14">Ollama</text:span></text:span></text:span><text:span text:style-name="Source_20_Text"><text:span text:style-name="T14">. Ziel ist die automatisierte Verarbeitung sicherheitsrelevanter Daten und deren strukturierte Bewertung.</text:span></text:span></text:p>
      <text:h text:style-name="Heading_20_3" text:outline-level="3"><text:span text:style-name="Strong_20_Emphasis"><text:span text:style-name="T15">1.</text:span></text:span><text:span text:style-name="Strong_20_Emphasis"> Vorbereitung der Eingabedaten</text:span></text:h>
      <text:p text:style-name="Text_20_body">Je nach Use Case müssen die Rohdaten zuerst in ein geeignetes Format gebracht werden. Dazu zählt:</text:p>
      <text:list text:style-name="L9">
        <text:list-item>
          <text:p text:style-name="P27"><text:span text:style-name="Strong_20_Emphasis">Extraktion</text:span> aus Quellformaten (JSON, TXT, LOG, CSV, …)</text:p>
        </text:list-item>
        <text:list-item>
          <text:p text:style-name="P27"><text:span text:style-name="Strong_20_Emphasis">Normalisierung</text:span> (z. B. Entfernen irrelevanter Metadaten)</text:p>
        </text:list-item>
        <text:list-item>
          <text:p text:style-name="P27"><text:span text:style-name="Strong_20_Emphasis">Textsegmentierung</text:span> (z. B. nur relevante Beschreibungstexte)</text:p>
        </text:list-item>
      </text:list>
      <text:h text:style-name="Heading_20_3" text:outline-level="3"><text:span text:style-name="Strong_20_Emphasis"><text:span text:style-name="T15">2.</text:span></text:span><text:span text:style-name="Strong_20_Emphasis"> Modellansteuerung und Ausgabe als JSON</text:span></text:h>
      <text:p text:style-name="Text_20_body">Im folgenden Python-Code werden die Testdaten eingelesen, durch das Modell bewertet und die Ergebnisse als neue JSON-Datei gespeichert:</text:p>
      <text:p text:style-name="P24"><text:span text:style-name="Source_20_Text">import json</text:span></text:p>
      <text:p text:style-name="P28"><text:span text:style-name="Source_20_Text">from langchain_ollama import OllamaLLM</text:span></text:p>
      <text:p text:style-name="P28"><text:span text:style-name="Source_20_Text">from langchain_core.prompts import ChatPromptTemplate</text:span></text:p>
      <text:p text:style-name="P28"><text:span text:style-name="Source_20_Text">from langchain_core.output_parsers import JsonOutputParser</text:span></text:p>
      <text:p text:style-name="P28"><text:span text:style-name="Source_20_Text"/></text:p>
      <text:p text:style-name="P29"><text:span text:style-name="Source_20_Text"><text:span text:style-name="T6">with open("&lt;</text:span></text:span><text:span text:style-name="Source_20_Text"><text:span text:style-name="T16">Dateinamen&gt;</text:span></text:span><text:span text:style-name="Source_20_Text"><text:span text:style-name="T6">", "r", encoding="utf-8") as file:</text:span></text:span></text:p>
      <text:p text:style-name="P20">cve_data = json.load(file)</text:p>
      <text:p text:style-name="P21"/>
      <text:p text:style-name="P30"><text:span text:style-name="T17">Model und Prompt in für Variablen </text:span><text:span text:style-name="T18">zuweisen</text:span></text:p>
      <text:p text:style-name="P31">model =</text:p>
      <text:p text:style-name="P31">prompt = </text:p>
      <text:p text:style-name="P21"/>
      <text:p text:style-name="P20"># Ergebnisse werden hier gesammelt</text:p>
      <text:p text:style-name="P20">evaluated = []</text:p>
      <text:p text:style-name="P21"/>
      <text:p text:style-name="P20"># Iteriere durch die CVEs</text:p>
      <text:p text:style-name="P20">for item in cve_data:</text:p>
      <text:p text:style-name="P20">formatted_prompt = prompt.invoke(item)</text:p>
      <text:p text:style-name="P20">response = model.invoke(formatted_prompt)</text:p>
      <text:p text:style-name="P20">parsed = parser.invoke(response)</text:p>
      <text:p text:style-name="P20">evaluated.append(parsed)</text:p>
      <text:p text:style-name="P21"/>
      <text:p text:style-name="P20"><text:soft-page-break/># Ausgabe in neue <text:span text:style-name="T19">JSON-</text:span>Datei schreiben</text:p>
      <text:p text:style-name="P20">with open("&lt;<text:span text:style-name="T20">Zieldatei&gt;.</text:span><text:span text:style-name="T21">json</text:span>", "w", encoding="utf-8") as outfile:</text:p>
      <text:p text:style-name="P20">json.dump(evaluated, outfile, indent=2, ensure_ascii=False)</text:p>
      <text:p text:style-name="P21"/>
      <text:p text:style-name="P20">print("✅ Auswertung abgeschlossen. Ergebnisse in 'UseCase6.json' gespeichert.")</text:p>
      <text:p text:style-name="P28"><text:span text:style-name="Source_20_Text"><text:span text:style-name="T22"/></text:span></text:p>
      <text:h text:style-name="Heading_20_2" text:outline-level="2"><text:span text:style-name="Source_20_Text"><text:span text:style-name="T11">IV</text:span></text:span><text:span text:style-name="Source_20_Text"><text:span text:style-name="T23">. Integration</text:span></text:span></text:h>
      <text:h text:style-name="Heading_20_2" text:outline-level="2"><text:span text:style-name="T24">1</text:span>. Integration in bestehende Cybersecurity-Systeme</text:h>
      <text:p text:style-name="Text_20_body">Die Integration von SLMs in Cybersecurity-Umgebungen kann auf verschiedene Arten erfolgen:</text:p>
      <text:list text:style-name="L10">
        <text:list-item>
          <text:p text:style-name="P32"><text:span text:style-name="Strong_20_Emphasis">Standalone-Tools:</text:span> Nutzung als eigenständige Analyseprogramme oder CLI-Werkzeuge.</text:p>
        </text:list-item>
        <text:list-item>
          <text:p text:style-name="P32"><text:span text:style-name="Strong_20_Emphasis">Microservices:</text:span> Bereitstellung als Sicherheits-API, die von anderen Systemen angesprochen wird.</text:p>
        </text:list-item>
        <text:list-item>
          <text:p text:style-name="P32"><text:span text:style-name="Strong_20_Emphasis">Echtzeit-Überwachung:</text:span> Automatisierte Analyse von eingehenden Nachrichten, Logs oder Netzwerkdaten in Echtzeit.</text:p>
        </text:list-item>
        <text:list-item>
          <text:p text:style-name="P32"><text:span text:style-name="Strong_20_Emphasis">Benutzerunterstützung:</text:span> Einbindung in Dashboards oder SIEM-Systeme zur Unterstützung von Analysten.</text:p>
        </text:list-item>
        <text:list-item>
          <text:p text:style-name="P32"><text:span text:style-name="Strong_20_Emphasis">Workflows und Automatisierung:</text:span> Integration in Incident Response oder Orchestrierungslösungen.</text:p>
        </text:list-item>
      </text:list>
      <text:p text:style-name="Text_20_body">Die Auswahl der Integrationsmethode sollte Anforderungen wie Latenz, Skalierbarkeit und Datenschutz Rechnung tragen.</text:p>
      <text:h text:style-name="Heading_20_2" text:outline-level="2"><text:span text:style-name="T24">2</text:span>. Empfehlungen und bewährte Praktiken</text:h>
      <text:list text:style-name="L11">
        <text:list-item>
          <text:p text:style-name="P33"><text:span text:style-name="Strong_20_Emphasis">Prompt-Engineering:</text:span> Investieren Sie Zeit in die Optimierung des Prompts, um präzise und verlässliche Resultate zu erhalten.</text:p>
        </text:list-item>
        <text:list-item>
          <text:p text:style-name="P34"><text:span text:style-name="Strong_20_Emphasis">Modellvergleich:</text:span> Testen Sie verschiedene SLM-Modelle hinsichtlich Genauigkeit und Performance für den spezifischen Use Case.</text:p>
        </text:list-item>
        <text:list-item>
          <text:p text:style-name="P34"><text:span text:style-name="Strong_20_Emphasis">Ressourcenschonender Betrieb:</text:span> Nutzen Sie die Vorteile von SLMs zur effizienten Nutzung vorhandener Hardware.</text:p>
        </text:list-item>
        <text:list-item>
          <text:p text:style-name="P34"><text:span text:style-name="Strong_20_Emphasis">Datenschutz:</text:span> Lokale Modellnutzung minimiert Risiken beim Umgang mit sensiblen Sicherheitsdaten.</text:p>
        </text:list-item>
        <text:list-item>
          <text:p text:style-name="P34"><text:span text:style-name="Strong_20_Emphasis">Iterative Entwicklung:</text:span> Verfeinern Sie Prompt, Datenvorbereitung und Integration schrittweise.</text:p>
        </text:list-item>
        <text:list-item>
          <text:p text:style-name="P34"><text:span text:style-name="Strong_20_Emphasis">Fehlerbehandlung:</text:span> Implementieren Sie Mechanismen zur Erkennung und Handhabung von unvorhergesehenen Modellausgaben.</text:p>
        </text:list-item>
      </text:list>
      <text:h text:style-name="Heading_20_2" text:outline-level="2"><text:soft-page-break/><text:span text:style-name="T24">3</text:span>. Fazit</text:h>
      <text:p text:style-name="Text_20_body">Small Language Models bieten im Cybersecurity-Bereich eine effiziente Möglichkeit, KI-gestützte Automatisierungen und Analysen mit geringem Ressourcenbedarf und hohen Datenschutzstandards zu realisieren. Durch eine systematische Herangehensweise von der Auswahl des Anwendungsfalls über die Modellwahl bis hin zur Integration lassen sich spezialisierte, wirksame Sicherheitslösungen entwickel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7T12:34:09.711615417</meta:creation-date>
    <dc:date>2025-06-29T18:53:00.510617104</dc:date>
    <meta:editing-duration>P1DT2H26M17S</meta:editing-duration>
    <meta:editing-cycles>21</meta:editing-cycles>
    <meta:generator>LibreOffice/24.8.7.2$Linux_X86_64 LibreOffice_project/f4f281f562fb585d46b0af5755dfe1eb6adc047f</meta:generator>
    <meta:print-date>2025-06-20T00:00:21.523593459</meta:print-date>
    <meta:document-statistic meta:table-count="2" meta:image-count="0" meta:object-count="0" meta:page-count="6" meta:paragraph-count="145" meta:word-count="1066" meta:character-count="8652" meta:non-whitespace-character-count="7723"/>
  </office:meta>
</office:document-meta>
</file>